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54cm" svg:stroke-color="#000000" draw:marker-start-width="0.965cm" draw:marker-end="Arrow" draw:marker-end-width="0.965cm" draw:fill-color="#ffff99" draw:textarea-horizontal-align="justify" draw:textarea-vertical-align="middle" draw:auto-grow-height="false" fo:min-height="7.624cm" fo:min-width="17.425cm" fo:padding-top="0.252cm" fo:padding-bottom="0.252cm" fo:padding-left="0.377cm" fo:padding-right="0.377cm"/>
    </style:style>
    <style:style style:name="gr2" style:family="graphic" style:parent-style-name="standard">
      <style:graphic-properties draw:stroke="none" svg:stroke-color="#000000" draw:fill="none" draw:fill-color="#ffffff" fo:min-height="0.949cm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gr4" style:family="graphic" style:parent-style-name="standard">
      <style:graphic-properties draw:fill-color="#66cc99" draw:textarea-horizontal-align="justify" draw:textarea-vertical-align="middle" draw:auto-grow-height="false" fo:min-height="7.271cm" fo:min-width="0cm"/>
    </style:style>
    <style:style style:name="gr5" style:family="graphic" style:parent-style-name="standard">
      <style:graphic-properties svg:stroke-width="0.102cm" svg:stroke-color="#000000" draw:marker-start-width="0.152cm" draw:marker-end-width="0.152cm" draw:textarea-horizontal-align="justify" draw:textarea-vertical-align="middle" draw:auto-grow-height="false" fo:min-height="0.664cm" fo:min-width="1.653cm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000000" draw:marker-start-width="0.152cm" draw:marker-end-width="0.152cm" draw:fill-color="#ffcc00" draw:textarea-horizontal-align="justify" draw:textarea-vertical-align="top" draw:auto-grow-height="false" fo:min-height="1.934cm" fo:min-width="10.955cm" fo:padding-top="0.176cm" fo:padding-bottom="0.176cm" fo:padding-left="0.301cm" fo:padding-right="0.301cm"/>
    </style:style>
    <style:style style:name="gr7" style:family="graphic" style:parent-style-name="standard">
      <style:graphic-properties svg:stroke-width="0.102cm" svg:stroke-color="#000000" draw:marker-start-width="0.152cm" draw:marker-end-width="0.152cm" draw:fill-color="#ff6600" draw:opacity="50%" draw:textarea-horizontal-align="justify" draw:textarea-vertical-align="middle" draw:auto-grow-height="false" fo:min-height="0.918cm" fo:min-width="1.303cm" fo:padding-top="0.176cm" fo:padding-bottom="0.176cm" fo:padding-left="0.301cm" fo:padding-right="0.301cm" draw:shadow-opacity="50%"/>
    </style:style>
    <style:style style:name="gr8" style:family="graphic" style:parent-style-name="standard">
      <style:graphic-properties svg:stroke-width="0.102cm" svg:stroke-color="#000000" draw:marker-start-width="0.152cm" draw:marker-end-width="0.152cm" draw:fill="solid" draw:fill-color="#fdc578" draw:textarea-horizontal-align="justify" draw:textarea-vertical-align="top" draw:auto-grow-height="false" fo:min-height="1.159cm" fo:min-width="0.374cm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000000" draw:marker-start-width="0.152cm" draw:marker-end-width="0.152cm" draw:fill-color="#ff6600" draw:opacity="50%" draw:textarea-horizontal-align="justify" draw:textarea-vertical-align="middle" draw:auto-grow-height="false" fo:min-height="0.162cm" fo:min-width="0cm" fo:padding-top="0.176cm" fo:padding-bottom="0.176cm" fo:padding-left="0.301cm" fo:padding-right="0.301cm" draw:shadow-opacity="50%"/>
    </style:style>
    <style:style style:name="gr10" style:family="graphic" style:parent-style-name="standard">
      <style:graphic-properties draw:stroke="dash" draw:stroke-dash="Ultrafine_20_Dashed" svg:stroke-width="0.051cm" svg:stroke-color="#000000" draw:marker-start-width="0.355cm" draw:marker-end-width="0.355cm" draw:fill="none" draw:textarea-horizontal-align="justify" draw:textarea-vertical-align="middle" draw:auto-grow-height="false" fo:min-height="2.24cm" fo:min-width="8.213cm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Ultrafine_20_Dashed" svg:stroke-width="0.051cm" svg:stroke-color="#000000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fill-color="#66cc99" draw:textarea-horizontal-align="justify" draw:textarea-vertical-align="middle" draw:auto-grow-height="false" fo:min-height="1.64cm" fo:min-width="0cm"/>
    </style:style>
    <style:style style:name="gr13" style:family="graphic" style:parent-style-name="standard">
      <style:graphic-properties draw:fill-color="#9900ff" draw:textarea-horizontal-align="justify" draw:textarea-vertical-align="middle" draw:auto-grow-height="false" fo:min-height="1.084cm" fo:min-width="0cm"/>
    </style:style>
    <style:style style:name="gr14" style:family="graphic" style:parent-style-name="standard">
      <style:graphic-properties draw:stroke="none" svg:stroke-color="#000000" draw:fill="none" draw:fill-color="#ffffff" fo:min-height="0.573cm"/>
    </style:style>
    <style:style style:name="gr15" style:family="graphic" style:parent-style-name="standard">
      <style:graphic-properties draw:stroke="none" svg:stroke-color="#000000" draw:fill="none" draw:fill-color="#ffffff" fo:min-height="0.475cm"/>
    </style:style>
    <style:style style:name="gr16" style:family="graphic" style:parent-style-name="objectwithoutfill">
      <style:graphic-properties draw:stroke="dash" draw:stroke-dash="Ultrafine_20_Dashed" svg:stroke-color="#000000" draw:fill="none" draw:textarea-vertical-align="middle"/>
    </style:style>
    <style:style style:name="gr17" style:family="graphic" style:parent-style-name="standard">
      <style:graphic-properties svg:stroke-width="0.102cm" svg:stroke-color="#000000" draw:marker-start-width="0.152cm" draw:marker-end-width="0.152cm" draw:fill-color="#ff6600" draw:opacity="50%" draw:textarea-horizontal-align="justify" draw:textarea-vertical-align="middle" draw:auto-grow-height="false" fo:min-height="0.918cm" fo:min-width="3.497cm" fo:padding-top="0.176cm" fo:padding-bottom="0.176cm" fo:padding-left="0.301cm" fo:padding-right="0.301cm" draw:shadow-opacity="50%"/>
    </style:style>
    <style:style style:name="gr18" style:family="graphic" style:parent-style-name="standard">
      <style:graphic-properties draw:fill-color="#66cc99" draw:textarea-horizontal-align="justify" draw:textarea-vertical-align="middle" draw:auto-grow-height="false" fo:min-height="1.528cm" fo:min-width="0cm"/>
    </style:style>
    <style:style style:name="gr19" style:family="graphic" style:parent-style-name="standard">
      <style:graphic-properties svg:stroke-width="0.102cm" svg:stroke-color="#000000" draw:marker-start-width="0.152cm" draw:marker-end-width="0.152cm" draw:fill-color="#ff6600" draw:opacity="50%" draw:textarea-horizontal-align="justify" draw:textarea-vertical-align="middle" draw:auto-grow-height="false" fo:min-height="0.918cm" fo:min-width="3.585cm" fo:padding-top="0.176cm" fo:padding-bottom="0.176cm" fo:padding-left="0.301cm" fo:padding-right="0.301cm" draw:shadow-opacity="50%"/>
    </style:style>
    <style:style style:name="gr20" style:family="graphic" style:parent-style-name="objectwithoutfill">
      <style:graphic-properties draw:stroke="dash" draw:stroke-dash="Ultrafine_20_Dashed" svg:stroke-color="#000000" draw:marker-end="Arrow" draw:fill="none" draw:textarea-vertical-align="middle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loext:graphic-properties draw:fill="none" draw:fill-color="#ffffff"/>
      <style:text-properties fo:font-size="12pt" fo:font-weight="bold" style:font-size-asian="18pt" style:font-weight-asian="bold" style:font-size-complex="18pt" style:font-weight-complex="bold"/>
    </style:style>
    <style:style style:name="P3" style:family="paragraph">
      <loext:graphic-properties draw:fill-color="#66cc99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6" style:family="paragraph">
      <loext:graphic-properties draw:fill-color="#ffcc00"/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7" style:family="paragraph">
      <loext:graphic-properties draw:fill-color="#ff6600" draw:opacity="50%"/>
      <style:paragraph-properties fo:text-align="center"/>
      <style:text-properties fo:font-size="12pt" fo:font-weight="bold" style:font-weight-asian="bold" style:font-weight-complex="bold"/>
    </style:style>
    <style:style style:name="P8" style:family="paragraph">
      <loext:graphic-properties draw:fill="solid" draw:fill-color="#fdc578"/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9900ff" fo:font-size="12pt" fo:font-weight="bold" style:font-size-asian="18pt" style:font-weight-asian="bold" style:font-size-complex="18pt" style:font-weight-complex="bold"/>
    </style:style>
    <style:style style:name="P11" style:family="paragraph">
      <loext:graphic-properties draw:fill-color="#9900ff"/>
      <style:paragraph-properties fo:text-align="center"/>
    </style:style>
    <style:style style:name="T1" style:family="text">
      <style:text-properties fo:font-size="12pt" fo:font-weight="bold" style:font-size-asian="18pt" style:font-weight-asian="bold" style:font-size-complex="18pt" style:font-weight-complex="bold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fo:color="#9900ff"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179cm" svg:height="8.128cm" svg:x="3.64cm" svg:y="2.98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02cm" svg:height="1.199cm" svg:x="19.124cm" svg:y="2.097cm">
          <draw:text-box>
            <text:p><text:span text:style-name="T1">SimQueue Q</text:span></text:p>
          </draw:text-box>
        </draw:frame>
        <draw:frame draw:style-name="gr3" draw:text-style-name="P2" draw:layer="layout" svg:width="2.794cm" svg:height="0.889cm" svg:x="11.711cm" svg:y="3.953cm">
          <draw:text-box>
            <text:p><text:span text:style-name="T1">Visit Area</text:span></text:p>
          </draw:text-box>
        </draw:frame>
        <draw:custom-shape draw:style-name="gr4" draw:text-style-name="P3" xml:id="id4" draw:id="id4" draw:layer="layout" svg:width="0.635cm" svg:height="8.595cm" draw:transform="rotate (1.5707963267949) translate (13.886cm 7.32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xml:id="id5" draw:id="id5" draw:layer="layout" svg:width="2.255cm" svg:height="1.016cm" svg:x="2.493cm" svg:y="3.453cm">
          <text:p text:style-name="P4"><text:span text:style-name="T1">Arriv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" draw:id="id3" draw:layer="layout" svg:width="2.255cm" svg:height="1.016cm" svg:x="15.373cm" svg:y="3.48cm">
          <text:p text:style-name="P4"><text:span text:style-name="T1">Depar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1.557cm" svg:height="2.286cm" draw:transform="skewX (-0.00837758040957278) translate (3.902cm 8.56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xml:id="id1" draw:id="id1" draw:layer="layout" svg:width="1.905cm" svg:height="1.27cm" svg:x="8.611cm" svg:y="9.322cm">
          <text:p text:style-name="P4"><text:span text:style-name="T2">jobs</text:span></text:p>
          <text:p text:style-name="P4"><text:span text:style-name="T2">::{J2,J3}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976cm" svg:height="1.511cm" draw:transform="skewX (-0.00855211333477221) translate (5.451cm 5.49cm)">
          <text:p text:style-name="P4"><text:span text:style-name="T1">J3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17cm" svg:height="0.514cm" svg:x="5.689cm" svg:y="6.23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" draw:id="id2" draw:layer="layout" svg:width="8.763cm" svg:height="2.54cm" svg:x="5.182cm" svg:y="4.75cm">
          <text:p/>
          <draw:enhanced-geometry svg:viewBox="0 0 21600 21600" draw:type="rectangle" draw:enhanced-path="M 0 0 L 21600 0 21600 21600 0 21600 0 0 Z N"/>
        </draw:custom-shape>
        <draw:connector draw:style-name="gr11" draw:text-style-name="P9" draw:layer="layout" svg:x1="9.563cm" svg:y1="9.322cm" svg:x2="9.563cm" svg:y2="7.29cm" draw:start-shape="id1" draw:end-shape="id2" draw:end-glue-point="2" svg:d="M9563 9322v-2032" svg:viewBox="0 0 1 2033">
          <text:p/>
        </draw:connector>
        <draw:connector draw:style-name="gr11" draw:text-style-name="P9" draw:layer="layout" svg:x1="16.5cm" svg:y1="4.496cm" svg:x2="18.183cm" svg:y2="6.688cm" draw:start-shape="id3" draw:start-glue-point="2" draw:end-shape="id4" draw:end-glue-point="1" svg:d="M16500 4496v1121h1683v1071" svg:viewBox="0 0 1684 2193">
          <text:p/>
        </draw:connector>
        <draw:custom-shape draw:style-name="gr12" draw:text-style-name="P3" xml:id="id6" draw:id="id6" draw:layer="layout" svg:width="0.635cm" svg:height="2.159cm" draw:transform="rotate (1.5707963267949) translate (3.023cm 7.18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1" draw:text-style-name="P9" draw:layer="layout" svg:x1="2.493cm" svg:y1="3.961cm" svg:x2="4.102cm" svg:y2="6.547cm" draw:start-shape="id5" draw:start-glue-point="3" draw:end-shape="id6" draw:end-glue-point="1" svg:d="M2493 3961h-552v1572h2161v1014" svg:viewBox="0 0 2162 2587">
          <text:p/>
        </draw:connector>
        <draw:frame draw:style-name="gr2" draw:text-style-name="P10" draw:layer="layout" svg:width="2.794cm" svg:height="1.199cm" svg:x="3.721cm" svg:y="13.457cm">
          <draw:text-box>
            <text:p><text:span text:style-name="T3">ARRIVAL</text:span></text:p>
          </draw:text-box>
        </draw:frame>
        <draw:custom-shape draw:style-name="gr13" draw:text-style-name="P11" draw:layer="layout" svg:width="0.635cm" svg:height="1.524cm" svg:x="4.674cm" svg:y="11.7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0" draw:layer="layout" svg:width="3.276cm" svg:height="0.823cm" svg:x="14.453cm" svg:y="13.452cm">
          <draw:text-box>
            <text:p><text:span text:style-name="T3">DEPARTURE</text:span></text:p>
          </draw:text-box>
        </draw:frame>
        <draw:custom-shape draw:style-name="gr13" draw:text-style-name="P11" draw:layer="layout" svg:width="0.635cm" svg:height="1.524cm" svg:x="15.738cm" svg:y="11.73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10" draw:layer="layout" svg:width="5.585cm" svg:height="0.725cm" svg:x="10.171cm" svg:y="14.947cm">
          <draw:text-box>
            <text:p><text:span text:style-name="T3">Sub-Notification Types</text:span></text:p>
          </draw:text-box>
        </draw:frame>
        <draw:line draw:style-name="gr16" draw:text-style-name="P9" draw:layer="layout" svg:x1="9.581cm" svg:y1="7.29cm" svg:x2="9.627cm" svg:y2="4.75cm">
          <text:p/>
        </draw:line>
        <draw:frame draw:style-name="gr2" draw:text-style-name="P2" draw:layer="layout" svg:width="2.285cm" svg:height="1.199cm" svg:x="6.633cm" svg:y="5.783cm">
          <draw:text-box>
            <text:p><text:span text:style-name="T1">Waiting</text:span></text:p>
            <text:p><text:span text:style-name="T1">Area</text:span></text:p>
          </draw:text-box>
        </draw:frame>
        <draw:frame draw:style-name="gr2" draw:text-style-name="P2" draw:layer="layout" svg:width="2.249cm" svg:height="1.199cm" svg:x="10.245cm" svg:y="5.816cm">
          <draw:text-box>
            <text:p><text:span text:style-name="T1">Service</text:span></text:p>
            <text:p><text:span text:style-name="T1">Area</text:span></text:p>
          </draw:text-box>
        </draw:frame>
        <draw:custom-shape draw:style-name="gr17" draw:text-style-name="P7" draw:layer="layout" svg:width="4.099cm" svg:height="1.27cm" svg:x="4.166cm" svg:y="9.322cm">
          <text:p text:style-name="P4"><text:span text:style-name="T2">jobsInWaitingArea</text:span></text:p>
          <text:p text:style-name="P4"><text:span text:style-name="T2">::{J3}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8" draw:id="id8" draw:layer="layout" svg:width="0.635cm" svg:height="2.032cm" draw:transform="rotate (1.5707963267949) translate (8.23cm 6.99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7" draw:layer="layout" svg:width="4.187cm" svg:height="1.27cm" svg:x="10.974cm" svg:y="9.322cm">
          <text:p text:style-name="P4"><text:span text:style-name="T2">jobsInServiceArea</text:span></text:p>
          <text:p text:style-name="P4"><text:span text:style-name="T2">::{J2}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" draw:id="id7" draw:layer="layout" svg:width="2.255cm" svg:height="1.016cm" svg:x="8.49cm" svg:y="3.437cm">
          <text:p text:style-name="P4"><text:span text:style-name="T1">Start</text:span></text:p>
          <draw:enhanced-geometry svg:viewBox="0 0 21600 21600" draw:type="rectangle" draw:enhanced-path="M 0 0 L 21600 0 21600 21600 0 21600 0 0 Z N"/>
        </draw:custom-shape>
        <draw:connector draw:style-name="gr11" draw:text-style-name="P9" draw:layer="layout" svg:x1="8.49cm" svg:y1="3.945cm" svg:x2="9.246cm" svg:y2="6.358cm" draw:start-shape="id7" draw:start-glue-point="3" draw:end-shape="id8" draw:end-glue-point="1" svg:d="M8490 3945h-552v1485h1308v928" svg:viewBox="0 0 1309 2414">
          <text:p/>
        </draw:connector>
        <draw:custom-shape draw:style-name="gr8" draw:text-style-name="P8" draw:layer="layout" svg:width="0.976cm" svg:height="1.511cm" draw:transform="skewX (-0.00855211333477221) translate (12.352cm 5.49cm)">
          <text:p text:style-name="P4"><text:span text:style-name="T1">J2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17cm" svg:height="0.514cm" svg:x="12.59cm" svg:y="6.233cm">
          <text:p/>
          <draw:enhanced-geometry svg:viewBox="0 0 21600 21600" draw:type="rectangle" draw:enhanced-path="M 0 0 L 21600 0 21600 21600 0 21600 0 0 Z N"/>
        </draw:custom-shape>
        <draw:line draw:style-name="gr20" draw:text-style-name="P9" draw:layer="layout" svg:x1="7.379cm" svg:y1="9.322cm" svg:x2="7.379cm" svg:y2="7.29cm">
          <text:p/>
        </draw:line>
        <draw:line draw:style-name="gr20" draw:text-style-name="P9" draw:layer="layout" svg:x1="11.879cm" svg:y1="9.323cm" svg:x2="11.879cm" svg:y2="7.291cm">
          <text:p/>
        </draw:line>
        <draw:custom-shape draw:style-name="gr13" draw:text-style-name="P11" draw:layer="layout" svg:width="0.635cm" svg:height="1.524cm" svg:x="9.574cm" svg:y="11.7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10" draw:layer="layout" svg:width="2.794cm" svg:height="1.199cm" svg:x="8.921cm" svg:y="13.458cm">
          <draw:text-box>
            <text:p><text:span text:style-name="T3">START</text:span></text:p>
          </draw:text-box>
        </draw:frame>
        <draw:custom-shape draw:style-name="gr8" draw:text-style-name="P8" draw:layer="layout" svg:width="0.976cm" svg:height="1.511cm" draw:transform="skewX (-0.00855211333477221) translate (22.953cm 6.19cm)">
          <text:p text:style-name="P4"><text:span text:style-name="T1">J1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17cm" svg:height="0.514cm" svg:x="23.191cm" svg:y="6.93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976cm" svg:height="1.511cm" draw:transform="skewX (-0.00855211333477221) translate (1.453cm 6.09cm)">
          <text:p text:style-name="P4"><text:span text:style-name="T1">J4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17cm" svg:height="0.514cm" svg:x="1.691cm" svg:y="6.8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xml:id="id9" draw:id="id9" draw:layer="layout" svg:width="2.255cm" svg:height="1.016cm" svg:x="18.548cm" svg:y="3.48cm">
          <text:p text:style-name="P4"><text:span text:style-name="T1">Drop</text:span></text:p>
          <draw:enhanced-geometry svg:viewBox="0 0 21600 21600" draw:type="rectangle" draw:enhanced-path="M 0 0 L 21600 0 21600 21600 0 21600 0 0 Z N"/>
        </draw:custom-shape>
        <draw:connector draw:style-name="gr11" draw:text-style-name="P9" draw:layer="layout" svg:x1="19.675cm" svg:y1="4.496cm" svg:x2="18.183cm" svg:y2="6.688cm" draw:start-shape="id9" draw:start-glue-point="2" draw:end-shape="id4" draw:end-glue-point="1" svg:d="M19675 4496v1121h-1492v1071" svg:viewBox="0 0 1493 2193">
          <text:p/>
        </draw:connector>
        <draw:custom-shape draw:style-name="gr13" draw:text-style-name="P11" draw:layer="layout" svg:width="0.635cm" svg:height="1.524cm" svg:x="19.738cm" svg:y="11.73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0" draw:layer="layout" svg:width="1.91cm" svg:height="0.823cm" svg:x="19.053cm" svg:y="13.453cm">
          <draw:text-box>
            <text:p><text:span text:style-name="T3">DRO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2T21:32:57.099241814</meta:creation-date>
    <dc:date>2018-04-27T13:45:05.943812166</dc:date>
    <meta:editing-duration>PT1H25M53S</meta:editing-duration>
    <meta:editing-cycles>21</meta:editing-cycles>
    <meta:generator>LibreOffice/5.4.6.2$Linux_X86_64 LibreOffice_project/40$Build-2</meta:generator>
    <meta:document-statistic meta:object-count="42"/>
  </office:meta>
</office:document-meta>
</file>